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ype.ObjectType( byte componentId , byte [ ] oid , String name , boolean includable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ype.isInclu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yp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ype.get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ype.getCompon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Object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